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bold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8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@@@</text:p>
      <text:p text:style-name="P5"/>
      <text:p text:style-name="P20"><text:span text:style-name="T7">8_X</text:span>----------------------------------------------------------------</text:p>
      <text:p text:style-name="P24">[1] res free# JVEMV6 46#8_X / 46. art / 8. kb / 20200531_184335</text:p>
      <text:p text:style-name="P19"/>
      <text:p text:style-name="P20">[do] <text:span text:style-name="T8">#_ </text:span></text:p>
      <text:list xml:id="list2976461376111950596" text:style-name="L7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>url : B-1</text:p>
            </text:list-item>
          </text:list>
        </text:list-item>
      </text:list>
      <text:p text:style-name="P20"/>
      <text:p text:style-name="P20">[next]</text:p>
      <text:list xml:id="list3415957605752677774" text:style-name="L9">
        <text:list-item>
          <text:p text:style-name="P21">TASK : continue ==&gt; <text:span text:style-name="T1">対位法</text:span></text:p>
        </text:list-item>
      </text:list>
      <text:p text:style-name="P20">[other]</text:p>
      <text:p text:style-name="P25"><text:line-break/><text:span text:style-name="T9">[/ XXX] </text:span></text:p>
      <text:p text:style-name="P19"/>
      <text:p text:style-name="P18">------------------------------------ [TEMPLATE] 20200531_184447</text:p>
      <text:p text:style-name="P20"><text:span text:style-name="T7">8_X</text:span>----------------------------------------------------------------</text:p>
      <text:p text:style-name="P24">[1] res free# JVEMV6 46#8_X / 46. art / 8. kb / 20200531_184335</text:p>
      <text:p text:style-name="P19"/>
      <text:p text:style-name="P20">[do] <text:span text:style-name="T8">#_ </text:span></text:p>
      <text:list xml:id="list38702834" text:continue-list="list2976461376111950596" text:style-name="L7">
        <text:list-item>
          <text:p text:style-name="P26">REVIEW </text:p>
        </text:list-item>
        <text:list-item>
          <text:p text:style-name="P26">TASK-1</text:p>
        </text:list-item>
      </text:list>
      <text:p text:style-name="P20"/>
      <text:p text:style-name="P20">[next]</text:p>
      <text:list xml:id="list9164456657993248408" text:style-name="L10">
        <text:list-item>
          <text:p text:style-name="P22"><text:soft-page-break/>TASK</text:p>
        </text:list-item>
      </text:list>
      <text:p text:style-name="P20">[other]</text:p>
      <text:p text:style-name="P25"><text:line-break/><text:span text:style-name="T9">[/ XXX] </text:span></text:p>
      <text:p text:style-name="P19"/>
      <text:p text:style-name="P18">/ ------------------------------------ [TEMPLATE] 20200531_184447 /</text:p>
      <text:p text:style-name="P5"/>
      <text:p text:style-name="P5"/>
      <table:table table:name="表9" table:style-name="表9">
        <table:table-column table:style-name="表9.A"/>
        <table:table-row>
          <table:table-cell table:style-name="表9.A1" office:value-type="string">
            <text:p text:style-name="P16">###</text:p>
          </table:table-cell>
        </table:table-row>
        <table:table-row>
          <table:table-cell table:style-name="表9.A2" office:value-type="string">
            <text:p text:style-name="P17">C:\WORKS_2\a.bat &amp;&amp; r a &amp;&amp; git add -A &amp;&amp; git commit -m ^"(res : JVE_46#8 : kb : <text:span text:style-name="T6">8_1</text:span>) periodical updates^" &amp;&amp; e &amp;&amp; p</text:p>
          </table:table-cell>
        </table:table-row>
        <table:table-row>
          <table:table-cell table:style-name="表9.A2" office:value-type="string">
            <text:p text:style-name="P28"/>
          </table:table-cell>
        </table:table-row>
        <table:table-row>
          <table:table-cell table:style-name="表9.A2" office:value-type="string">
            <text:p text:style-name="P28">r oj &amp;&amp; e &amp;&amp; p</text:p>
          </table:table-cell>
        </table:table-row>
        <table:table-row>
          <table:table-cell table:style-name="表9.A2" office:value-type="string">
            <text:p text:style-name="P28"/>
          </table:table-cell>
        </table:table-row>
      </table:table>
      <text:p text:style-name="P5"/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5-31T18:48:08.19</dc:date>
    <dc:creator>iwabuchi ken</dc:creator>
    <meta:editing-duration>P1DT22H34M43S</meta:editing-duration>
    <meta:editing-cycles>57</meta:editing-cycles>
    <meta:generator>OpenOffice/4.1.3$Win32 OpenOffice.org_project/413m1$Build-9783</meta:generator>
    <meta:document-statistic meta:table-count="1" meta:image-count="0" meta:object-count="0" meta:page-count="2" meta:paragraph-count="26" meta:word-count="106" meta:character-count="710"/>
  </office:meta>
</office:document-meta>
</file>